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1.35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25027606263757" calcext:value-type="float">
            <text:p>0.012502760626376</text:p>
          </table:table-cell>
          <table:table-cell office:value-type="float" office:value="212081.078125" calcext:value-type="float">
            <text:p>212081.078125</text:p>
          </table:table-cell>
          <table:table-cell office:value-type="float" office:value="0.0769970789551735" calcext:value-type="float">
            <text:p>0.076997078955174</text:p>
          </table:table-cell>
          <table:table-cell office:value-type="float" office:value="2032" calcext:value-type="float">
            <text:p>2032</text:p>
          </table:table-cell>
          <table:table-cell office:value-type="float" office:value="58.4854063987732" calcext:value-type="float">
            <text:p>58.4854063987732</text:p>
          </table:table-cell>
          <table:table-cell table:style-name="ce1" office:value-type="string" calcext:value-type="string">
            <text:p>6_G_exp32</text:p>
          </table:table-cell>
          <table:table-cell table:style-name="ce1" office:value-type="string" calcext:value-type="string">
            <text:p>6_G.v1.l0.ds0.l_combo0.ds_combo2.idays60.odays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1252844631672" calcext:value-type="float">
            <text:p>0.018125284463167</text:p>
          </table:table-cell>
          <table:table-cell office:value-type="float" office:value="566834.6875" calcext:value-type="float">
            <text:p>566834.6875</text:p>
          </table:table-cell>
          <table:table-cell office:value-type="float" office:value="0.0963302254676819" calcext:value-type="float">
            <text:p>0.096330225467682</text:p>
          </table:table-cell>
          <table:table-cell office:value-type="float" office:value="2026" calcext:value-type="float">
            <text:p>2026</text:p>
          </table:table-cell>
          <table:table-cell office:value-type="float" office:value="85.1955194473267" calcext:value-type="float">
            <text:p>85.1955194473267</text:p>
          </table:table-cell>
          <table:table-cell office:value-type="string" calcext:value-type="string">
            <text:p>6_G_exp8</text:p>
          </table:table-cell>
          <table:table-cell office:value-type="string" calcext:value-type="string">
            <text:p>6_G.v1.l0.ds0.l_combo0.ds_combo2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9074061512947" calcext:value-type="float">
            <text:p>0.011907406151295</text:p>
          </table:table-cell>
          <table:table-cell office:value-type="float" office:value="108704.421875" calcext:value-type="float">
            <text:p>108704.421875</text:p>
          </table:table-cell>
          <table:table-cell office:value-type="float" office:value="0.0759231597185135" calcext:value-type="float">
            <text:p>0.075923159718514</text:p>
          </table:table-cell>
          <table:table-cell office:value-type="float" office:value="2032" calcext:value-type="float">
            <text:p>2032</text:p>
          </table:table-cell>
          <table:table-cell office:value-type="float" office:value="34.5434846878052" calcext:value-type="float">
            <text:p>34.5434846878052</text:p>
          </table:table-cell>
          <table:table-cell table:style-name="ce1" office:value-type="string" calcext:value-type="string">
            <text:p>6_T_exp64</text:p>
          </table:table-cell>
          <table:table-cell table:style-name="ce1" office:value-type="string" calcext:value-type="string">
            <text:p>6_T.v1.l0.ds0.l_combo0.ds_combo2.idays60.odays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78375709801912" calcext:value-type="float">
            <text:p>0.017837570980191</text:p>
          </table:table-cell>
          <table:table-cell office:value-type="float" office:value="0.0178375691175461" calcext:value-type="float">
            <text:p>0.017837569117546</text:p>
          </table:table-cell>
          <table:table-cell office:value-type="float" office:value="452354.03125" calcext:value-type="float">
            <text:p>452354.03125</text:p>
          </table:table-cell>
          <table:table-cell office:value-type="float" office:value="0.0961478501558304" calcext:value-type="float">
            <text:p>0.09614785015583</text:p>
          </table:table-cell>
          <table:table-cell office:value-type="float" office:value="2026" calcext:value-type="float">
            <text:p>2026</text:p>
          </table:table-cell>
          <table:table-cell office:value-type="float" office:value="83.6057019233704" calcext:value-type="float">
            <text:p>83.6057019233704</text:p>
          </table:table-cell>
          <table:table-cell office:value-type="string" calcext:value-type="string">
            <text:p>6_W_exp8</text:p>
          </table:table-cell>
          <table:table-cell office:value-type="string" calcext:value-type="string">
            <text:p>6_W.v1.l0.ds0.l_combo0.ds_combo2.idays60.odays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26:55.327283419</dc:date>
    <meta:editing-duration>PT1M26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